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d1a" officeooo:paragraph-rsid="0016cd1a"/>
    </style:style>
    <style:style style:name="P2" style:family="paragraph" style:parent-style-name="Standard">
      <style:paragraph-properties fo:text-align="start" style:justify-single-word="false"/>
      <style:text-properties officeooo:rsid="0016cd1a" officeooo:paragraph-rsid="0016cd1a"/>
    </style:style>
    <style:style style:name="P3" style:family="paragraph" style:parent-style-name="Standard">
      <style:paragraph-properties fo:text-align="center" style:justify-single-word="false"/>
      <style:text-properties fo:font-size="10.5pt" officeooo:rsid="0016cd1a" officeooo:paragraph-rsid="0016cd1a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6cd1a" officeooo:paragraph-rsid="0016cd1a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2pt" fo:font-style="italic" fo:font-weight="bold" officeooo:rsid="001aed30" officeooo:paragraph-rsid="001aed30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fo:font-weight="bold" officeooo:rsid="001c2bbc" officeooo:paragraph-rsid="001c2bbc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bold" officeooo:rsid="0016cd1a" officeooo:paragraph-rsid="0016cd1a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bold" officeooo:rsid="0016cd1a" officeooo:paragraph-rsid="0017eb6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fo:font-weight="bold" officeooo:rsid="0017eb64" officeooo:paragraph-rsid="0017eb6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style="normal" fo:font-weight="bold" officeooo:rsid="001aed30" officeooo:paragraph-rsid="001aed30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1pt" fo:font-style="normal" fo:font-weight="bold" officeooo:rsid="001aed30" officeooo:paragraph-rsid="001aed30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officeooo:rsid="0016cd1a" officeooo:paragraph-rsid="0016cd1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officeooo:rsid="0017eb64" officeooo:paragraph-rsid="0017eb6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1aed30" officeooo:paragraph-rsid="001aed3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1pt" fo:font-style="normal" fo:font-weight="normal" officeooo:rsid="001aed30" officeooo:paragraph-rsid="001aed3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1c2bbc" officeooo:paragraph-rsid="001c2bbc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1pt" fo:font-style="italic" fo:font-weight="bold" officeooo:rsid="001aed30" officeooo:paragraph-rsid="001aed30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bold" officeooo:rsid="0016cd1a" officeooo:paragraph-rsid="0016cd1a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aed30" officeooo:paragraph-rsid="001aed3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7eb64" officeooo:paragraph-rsid="0017eb6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1pt" fo:font-style="normal" fo:font-weight="bold" officeooo:rsid="001aed30" officeooo:paragraph-rsid="001aed30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1pt" fo:font-style="normal" fo:font-weight="normal" officeooo:rsid="001aed30" officeooo:paragraph-rsid="001aed3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1pt" fo:font-style="normal" fo:font-weight="normal" officeooo:rsid="001c2bbc" officeooo:paragraph-rsid="001c2bb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eb64" style:font-weight-asian="normal" style:font-weight-complex="normal"/>
    </style:style>
    <style:style style:name="T5" style:family="text">
      <style:text-properties officeooo:rsid="0017eb64"/>
    </style:style>
    <style:style style:name="T6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CHERA Philippe</text:p>
      <text:p text:style-name="P3">4 rue du verger </text:p>
      <text:p text:style-name="P3">77170 Coubert </text:p>
      <text:p text:style-name="P3">Port: 06 62 58 38 56</text:p>
      <text:p text:style-name="P1"><text:span text:style-name="T6">E-Mail : </text:span><text:a xlink:type="simple" xlink:href="mailto:ducatman3@aliceadsl.fr" text:style-name="Internet_20_link" text:visited-style-name="Visited_20_Internet_20_Link"><text:span text:style-name="T6">ducatman3@aliceadsl.fr</text:span></text:a></text:p>
      <text:p text:style-name="P3">Né le 18/02/1973 (45 ans)</text:p>
      <text:p text:style-name="P3">2 enfants </text:p>
      <text:p text:style-name="P3">Permis A et B</text:p>
      <text:p text:style-name="P2"/>
      <text:p text:style-name="P2"/>
      <text:p text:style-name="P2"/>
      <text:p text:style-name="P2"/>
      <text:p text:style-name="P4">E<text:span text:style-name="T1">XPERIENCE</text:span></text:p>
      <text:p text:style-name="P18"/>
      <text:p text:style-name="P7">Février 2014- à ce jour. </text:p>
      <text:p text:style-name="P12">Préparateur en carrosserie chez <text:span text:style-name="T2">LADY ART CAR. </text:span>Restauration de <text:s/>voitures anciennes.</text:p>
      <text:p text:style-name="P12"><text:s/></text:p>
      <text:p text:style-name="P7">Mars 2013-janvier 2014.</text:p>
      <text:p text:style-name="P12">Carrossier chez <text:span text:style-name="T2">KOLLE. </text:span>Transformation d’utilitaires en pick up.</text:p>
      <text:p text:style-name="P12"/>
      <text:p text:style-name="P7">Mai 2009-Janvier 2013<text:span text:style-name="T3">.</text:span></text:p>
      <text:p text:style-name="P8"><text:span text:style-name="T3">Designer maquettiste chez </text:span>FAST FORWARD. <text:span text:style-name="T3">Réalisation de prototype</text:span><text:span text:style-name="T4">s</text:span><text:span text:style-name="T3"> de voitures électriques : </text:span><text:span text:style-name="T5">MOKE</text:span><text:span text:style-name="T4"> </text:span><text:span text:style-name="T5">électric</text:span><text:span text:style-name="T4"> </text:span><text:span text:style-name="T5">MK-6. </text:span><text:span text:style-name="T4">Peinture, assemblage et développement.</text:span></text:p>
      <text:p text:style-name="P9">FIAT 500 électric. <text:span text:style-name="T3">Recherche design et réalisation d’un prototype carbone.</text:span></text:p>
      <text:p text:style-name="P9"><text:span text:style-name="T3">Recherche style sur maquette clay pour </text:span>AQUUS, <text:span text:style-name="T3">maquette polystyrène revival </text:span>FORD Mustang.</text:p>
      <text:p text:style-name="P9"/>
      <text:p text:style-name="P9">Avril 2000-Février 2009.</text:p>
      <text:p text:style-name="P13">Designer maquettiste chez <text:span text:style-name="T2">ARTWARE DESIGN.</text:span></text:p>
      <text:p text:style-name="P13">Réalisation de concept cars et véhicules style pour de nombreux constructeurs :<text:span text:style-name="T2"> PSA, RENAULT, TOYOTA, VENTURI, MAZDA et MITSUBISHI.</text:span></text:p>
      <text:p text:style-name="P14">Expérience en plasturgie : réalisation de moules et réalisation de pièces en carbone.</text:p>
      <text:p text:style-name="P14"/>
      <text:p text:style-name="P10">Mars 1995-Juillet 1995.</text:p>
      <text:p text:style-name="P14">Dessinateur d’études chez <text:span text:style-name="T2">Lecourt Bureau d’Etudes.</text:span></text:p>
      <text:p text:style-name="P19"/>
      <text:p text:style-name="P19"/>
      <text:p text:style-name="P5">FORMATION</text:p>
      <text:p text:style-name="P17"/>
      <text:p text:style-name="P11">Septembre 1995-Avril 2000.</text:p>
      <text:p text:style-name="P15">Etude de design à <text:span text:style-name="T2">Créapole. </text:span>Diplomé en Avril 2000.</text:p>
      <text:p text:style-name="P15">1998 stage chez <text:span text:style-name="T2">ARTWARE DESIGN.</text:span></text:p>
      <text:p text:style-name="P11"/>
      <text:p text:style-name="P11">Septembre 1992-Juin 1994.</text:p>
      <text:p text:style-name="P15">Etudiant en génie mécanique et productique à <text:span text:style-name="T2">l’IUT de Cachan</text:span>. Diplomé en 1994.</text:p>
      <text:p text:style-name="P15">Stage de fin d’année chez <text:span text:style-name="T2">Lecourt Bureau d’Etudes</text:span>.</text:p>
      <text:p text:style-name="P15"/>
      <text:p text:style-name="P11">Juillet 1992.</text:p>
      <text:p text:style-name="P23">Obtention du baccalauréat série D : Mathématique et science de la nature.</text:p>
      <text:p text:style-name="P23"/>
      <text:p text:style-name="P6">DIVERTISSEMENT</text:p>
      <text:p text:style-name="P16"/>
      <text:p text:style-name="P16">De 2001 à 2006 bénévole chez <text:span text:style-name="T2">WR. </text:span>Fabrication et assemblage de LMP2 pour les 24HEURES DU MANS.</text:p>
      <text:p text:style-name="P16">Roulage piste Moto.</text:p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4:31:49.065000000</meta:creation-date>
    <dc:date>2018-11-14T15:08:59.939000000</dc:date>
    <meta:editing-duration>PT4M37S</meta:editing-duration>
    <meta:editing-cycles>2</meta:editing-cycles>
    <meta:generator>LibreOffice/5.1.0.3$Windows_x86 LibreOffice_project/5e3e00a007d9b3b6efb6797a8b8e57b51ab1f737</meta:generator>
    <meta:print-date>2018-11-14T15:13:32.372000000</meta:print-date>
    <meta:document-statistic meta:table-count="0" meta:image-count="0" meta:object-count="0" meta:page-count="1" meta:paragraph-count="37" meta:word-count="226" meta:character-count="1520" meta:non-whitespace-character-count="1322"/>
  </office:meta>
</office:document-meta>
</file>